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B0000034F2BA3BE7AE52743D1.png" manifest:media-type="image/png"/>
  <manifest:file-entry manifest:full-path="Pictures/100002010000029D0000034C6B58C59D355A6A9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rsid="00102c65" officeooo:paragraph-rsid="00102c65"/>
    </style:style>
    <style:style style:name="P2" style:family="paragraph" style:parent-style-name="Standard">
      <style:text-properties officeooo:rsid="000d6372" officeooo:paragraph-rsid="000d6372"/>
    </style:style>
    <style:style style:name="P3" style:family="paragraph" style:parent-style-name="Standard">
      <style:text-properties officeooo:rsid="00102c65" officeooo:paragraph-rsid="00102c65"/>
    </style:style>
    <style:style style:name="P4" style:family="paragraph" style:parent-style-name="Footer">
      <style:text-properties officeooo:rsid="000d6372" officeooo:paragraph-rsid="000d637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2c65" style:font-weight-asian="bold" style:font-weight-complex="bold"/>
    </style:style>
    <style:style style:name="T3" style:family="text">
      <style:text-properties officeooo:rsid="00102c6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2" text:anchor-type="paragraph" svg:width="17.699cm" svg:height="22.327cm" draw:z-index="0"><draw:image xlink:href="Pictures/100002010000029D0000034C6B58C59D355A6A98.png" xlink:type="simple" xlink:show="embed" xlink:actuate="onLoad"/></draw:frame><text:span text:style-name="T1">SCREENSHOT <text:s/>1 </text:span></text:p>
      <text:p text:style-name="P2"><draw:frame draw:style-name="fr1" draw:name="Image1" text:anchor-type="paragraph" svg:width="17.644cm" svg:height="22.407cm" draw:z-index="1"><draw:image xlink:href="Pictures/100002010000029B0000034F2BA3BE7AE52743D1.png" xlink:type="simple" xlink:show="embed" xlink:actuate="onLoad"/></draw:frame><text:soft-page-break/><text:span text:style-name="T2">SCREENSHOT <text:s/>2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51cm" style:type="center"/>
          <style:tab-stop style:position="19.704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851cm" style:type="center"/>
          <style:tab-stop style:position="19.704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2c65" officeooo:paragraph-rsid="00102c65"/>
    </style:style>
    <style:style style:name="MP2" style:family="paragraph" style:parent-style-name="Footer">
      <style:text-properties officeooo:rsid="000d6372" officeooo:paragraph-rsid="000d6372"/>
    </style:style>
    <style:style style:name="MT1" style:family="text">
      <style:text-properties officeooo:rsid="00102c65"/>
    </style:style>
    <style:page-layout style:name="Mpm1">
      <style:page-layout-properties fo:page-width="21.001cm" fo:page-height="29.7cm" style:num-format="1" style:print-orientation="portrait" fo:margin-top="2cm" fo:margin-bottom="2cm" fo:margin-left="0.871cm" fo:margin-right="0.42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NETWORK PROGRAMMING PROJECT (COMPLETE AND FULLY WORKING) <text:s/>OUTPUT !! </text:p>
      </style:header>
      <style:footer>
        <text:p text:style-name="MP2">HARSH PATHAK <text:s text:c="5"/>14115036<text:line-break/><text:span text:style-name="MT1">GITHUB USERNAME - <text:s/>harsh960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20:19:20.375533274</meta:creation-date>
    <dc:date>2017-10-08T20:26:19.787151903</dc:date>
    <meta:editing-duration>PT6M59S</meta:editing-duration>
    <meta:editing-cycles>4</meta:editing-cycles>
    <meta:generator>LibreOffice/5.1.6.2$Linux_X86_64 LibreOffice_project/10m0$Build-2</meta:generator>
    <meta:document-statistic meta:table-count="0" meta:image-count="2" meta:object-count="0" meta:page-count="2" meta:paragraph-count="4" meta:word-count="20" meta:character-count="151" meta:non-whitespace-character-count="123"/>
  </office:meta>
</office:document-meta>
</file>